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solid" draw:fill-color="#ffffff" draw:opacity="100%"/>
      <style:paragraph-properties fo:background-color="#ffffff"/>
      <style:text-properties fo:color="#000000" officeooo:paragraph-rsid="0000e079"/>
    </style:style>
    <style:style style:name="P2" style:family="paragraph" style:parent-style-name="Text_20_body">
      <loext:graphic-properties draw:fill="solid" draw:fill-color="#ffffff" draw:opacity="100%"/>
      <style:paragraph-properties fo:background-color="#ffffff"/>
      <style:text-properties officeooo:paragraph-rsid="0000e079"/>
    </style:style>
    <style:style style:name="P3" style:family="paragraph" style:parent-style-name="Text_20_body">
      <style:paragraph-properties fo:margin-top="0in" fo:margin-bottom="0in" loext:contextual-spacing="false" fo:line-height="135%"/>
      <style:text-properties fo:color="#000000" style:font-name="Bitstream Charter" fo:font-size="11pt" fo:font-weight="bold" officeooo:paragraph-rsid="0000e079" style:font-size-asian="11pt" style:font-weight-asian="bold" style:font-weight-complex="bold"/>
    </style:style>
    <style:style style:name="P4" style:family="paragraph" style:parent-style-name="Text_20_body">
      <style:paragraph-properties fo:margin-top="0in" fo:margin-bottom="0in" loext:contextual-spacing="false" fo:line-height="135%"/>
      <style:text-properties fo:color="#000000" style:font-name="Bitstream Charter" fo:font-size="11pt" officeooo:paragraph-rsid="0000e079" style:font-size-asian="11pt"/>
    </style:style>
    <style:style style:name="P5" style:family="paragraph" style:parent-style-name="Text_20_body">
      <loext:graphic-properties draw:fill="solid" draw:fill-color="#ffffff" draw:opacity="100%"/>
      <style:paragraph-properties fo:margin-top="0in" fo:margin-bottom="0in" loext:contextual-spacing="false" fo:line-height="135%" fo:background-color="#ffffff"/>
      <style:text-properties fo:color="#000000" style:font-name="Bitstream Charter" fo:font-size="11pt" officeooo:paragraph-rsid="0000e079" style:font-size-asian="11pt" style:font-size-complex="11pt"/>
    </style:style>
    <style:style style:name="P6" style:family="paragraph" style:parent-style-name="Text_20_body">
      <style:paragraph-properties fo:margin-top="0in" fo:margin-bottom="0in" loext:contextual-spacing="false" fo:line-height="135%"/>
      <style:text-properties officeooo:paragraph-rsid="0000e079"/>
    </style:style>
    <style:style style:name="P7" style:family="paragraph" style:parent-style-name="Preformatted_20_Text">
      <loext:graphic-properties draw:fill="solid" draw:fill-color="#ffffff" draw:opacity="100%"/>
      <style:paragraph-properties fo:line-height="145%" fo:background-color="#ffffff"/>
      <style:text-properties officeooo:paragraph-rsid="0000e079"/>
    </style:style>
    <style:style style:name="T1" style:family="text">
      <style:text-properties fo:color="#000000"/>
    </style:style>
    <style:style style:name="T2" style:family="text">
      <style:text-properties fo:color="#000000" style:font-name="Bitstream Charter" fo:font-size="11pt" style:font-size-asian="11pt"/>
    </style:style>
    <style:style style:name="T3" style:family="text">
      <style:text-properties fo:color="#000000" style:font-name="Bitstream Charter" fo:font-size="11pt" style:font-size-asian="11pt" style:font-size-complex="11pt"/>
    </style:style>
    <style:style style:name="T4" style:family="text">
      <style:text-properties fo:color="#000000" style:font-name="Bitstream Charter" fo:font-size="11pt" officeooo:rsid="002e5be9" style:font-size-asian="11pt" style:font-size-complex="11pt"/>
    </style:style>
    <style:style style:name="T5" style:family="text">
      <style:text-properties officeooo:rsid="002a8a4d"/>
    </style:style>
    <style:style style:name="T6" style:family="text">
      <style:text-properties officeooo:rsid="002e5b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6.1 Input / Output parameters</text:p>
      <text:p text:style-name="P4"><text:tab/>What is significant ? Why some parameters are fixed and others variable ?</text:p>
      <text:p text:style-name="P4"/>
      <text:p text:style-name="P3">Input</text:p>
      <text:p text:style-name="P4">There are several groups of simulation parameters significant in performed experiments. However mostly the parameters regulating features characteristic of 802.11ah impact our findings.</text:p>
      <text:p text:style-name="P4">First there are basic variables such as :</text:p>
      <text:p text:style-name="P4">Nsta – <text:span text:style-name="T5">the total </text:span>number of <text:span text:style-name="T5">client </text:span>stations <text:span text:style-name="T5">to be simulated</text:span></text:p>
      <text:p text:style-name="P4">SimulationTime – <text:span text:style-name="T6">the total duration of experiment</text:span>,</text:p>
      <text:p text:style-name="P4">BeaconInterval – <text:span text:style-name="T6">time between sending consecutive beacon frames</text:span>,</text:p>
      <text:p text:style-name="P4">rho – the radius of <text:s/>circle area in which AP’s and station’s positions are distributed</text:p>
      <text:p text:style-name="P4">randomly (normal distribution). Ap is in the centre of such circle. The result of this random placement changes with seed – parameter of RandomVariableStream. </text:p>
      <text:p text:style-name="P4">There are also path parameters which specify the location of various config files (traffic and RAW configs).</text:p>
      <text:p text:style-name="P4"/>
      <text:p text:style-name="P6"><text:span text:style-name="Default_20_Paragraph_20_Font"><text:span text:style-name="T2">Secondly there are Wi-Fi mode parameters, mainly DataRate, DataMode and bandWidth. </text:span></text:span></text:p>
      <text:p text:style-name="P6"><text:span text:style-name="Default_20_Paragraph_20_Font"><text:span text:style-name="T2">There is also possibility to employ rate control algorithms to set those automatically.</text:span></text:span></text:p>
      <text:p text:style-name="P6"><text:span text:style-name="Default_20_Paragraph_20_Font"><text:span text:style-name="T2"/></text:span></text:p>
      <text:p text:style-name="P6"><text:span text:style-name="Default_20_Paragraph_20_Font"><text:span text:style-name="T3">The last group of parameters is 802.11ah specific : RAW &amp; TIM related. By default, RAW is fixed and based on OptimalRAW parameter set which specifies what and how often is sent in RPS message. This raw config file defines RPS values such as RPSs (RAW Parameter Sets) to be broadcasted with beacons in cycles (e.g. Beacon1: RPS1, Beacon2: RPS2, Beacon3: RPS1, Beacon4: RPS2, ...). It also specifies <text:s/>RAW grouping properties describing groups and slots.</text:span></text:span></text:p>
      <text:p text:style-name="P6"><text:span text:style-name="Default_20_Paragraph_20_Font"><text:span text:style-name="T3">Here configurable options are :</text:span></text:span></text:p>
      <text:p text:style-name="P6"><text:span text:style-name="Source_20_Text"><text:span text:style-name="T3">RawControl - Whether RAW can be accessed by any stations within the RAW group or only the paged stations within the RAW group,</text:span></text:span></text:p>
      <text:p text:style-name="P6"><text:span text:style-name="Source_20_Text"><text:span text:style-name="T3">CrossSlotBoundary <text:s/>- whether STAs are allowed to transmit after the assigned RAW slot boundary, SlotFormat – format of RAW slot count, </text:span></text:span></text:p>
      <text:p text:style-name="P6"><text:span text:style-name="Source_20_Text"><text:span text:style-name="T3">NRawSlotCount - Used to calculate number of RAW slot duration, </text:span></text:span></text:p>
      <text:p text:style-name="P6"><text:span text:style-name="Source_20_Text"><text:span text:style-name="T3">NRawSlotNum - number of slots per RAW group, <text:s text:c="8"/></text:span></text:span></text:p>
      <text:p text:style-name="P7"><text:span text:style-name="Source_20_Text"><text:span text:style-name="T3">Page - page index of the subset of AIDs, </text:span></text:span></text:p>
      <text:p text:style-name="P7"><text:span text:style-name="Source_20_Text"><text:span text:style-name="T3">Aid_start/</text:span></text:span><text:span text:style-name="Source_20_Text"><text:span text:style-name="T4">end</text:span></text:span><text:span text:style-name="Source_20_Text"><text:span text:style-name="T3">- station with the lowest/</text:span></text:span><text:span text:style-name="Source_20_Text"><text:span text:style-name="T4">highest</text:span></text:span><text:span text:style-name="Source_20_Text"><text:span text:style-name="T3"> AID allocated in the RAW</text:span></text:span></text:p>
      <text:p text:style-name="P5"/>
      <text:p text:style-name="P1">Output</text:p>
      <text:p text:style-name="P2"><text:span text:style-name="Default_20_Paragraph_20_Font"><text:span text:style-name="T1">There are several indicators of network performance measured in this work. First and the most obvious is average summary network throughput in saturation state. It will be further broken down into throughput of individual stations paired with analysis of their behavior through pcap and other trace files. The second value which will tell about convergence and connectivity effectiveness will be <text:s/>STA association time in first as well as station transmission latency in second stage. These will help to evaluate performance in consecutive thresholds of maximum number of connected node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2" fo:hyphenation-push-char-count="2"/>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8T11:37:13.830922557</meta:creation-date>
    <dc:date>2019-03-28T11:37:24.796252146</dc:date>
    <meta:editing-duration>PT11S</meta:editing-duration>
    <meta:editing-cycles>1</meta:editing-cycles>
    <meta:generator>LibreOffice/5.1.6.2$Linux_X86_64 LibreOffice_project/10m0$Build-2</meta:generator>
    <meta:document-statistic meta:table-count="0" meta:image-count="0" meta:object-count="0" meta:page-count="1" meta:paragraph-count="23" meta:word-count="401" meta:character-count="2595" meta:non-whitespace-character-count="2192"/>
  </office:meta>
</office:document-meta>
</file>